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Bitter" svg:font-family="Bitter" style:font-family-generic="roman" style:font-pitch="variable"/>
    <style:font-face style:name="Calibri" svg:font-family="Calibri" style:font-family-generic="roman" style:font-pitch="variable"/>
    <style:font-face style:name="Roboto Slab" svg:font-family="'Roboto Slab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695cm" fo:margin-left="0.09cm" fo:margin-right="0.215cm" fo:margin-top="0cm" fo:margin-bottom="0cm" table:align="margins" style:writing-mode="lr-tb"/>
    </style:style>
    <style:style style:name="Tabella1.A" style:family="table-column">
      <style:table-column-properties style:column-width="0.873cm" style:rel-column-width="3427*"/>
    </style:style>
    <style:style style:name="Tabella1.B" style:family="table-column">
      <style:table-column-properties style:column-width="4.972cm" style:rel-column-width="19518*"/>
    </style:style>
    <style:style style:name="Tabella1.C" style:family="table-column">
      <style:table-column-properties style:column-width="5.689cm" style:rel-column-width="22329*"/>
    </style:style>
    <style:style style:name="Tabella1.D" style:family="table-column">
      <style:table-column-properties style:column-width="5.161cm" style:rel-column-width="20261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-left="0.191cm" fo:padding-right="0.191cm" fo:padding-top="0cm" fo:padding-bottom="0cm" fo:border="0.018cm solid #00000a"/>
    </style:style>
    <style:style style:name="Tabella1.A11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1.B11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1.A21" style:family="table-cell" style:data-style-name="N0">
      <style:table-cell-properties fo:padding-left="0.191cm" fo:padding-right="0.191cm" fo:padding-top="0cm" fo:padding-bottom="0cm" fo:border="0.018cm solid #00000a"/>
    </style:style>
    <style:style style:name="Tabella2" style:family="table">
      <style:table-properties style:width="16.695cm" fo:margin-left="0.09cm" fo:margin-right="0.215cm" fo:margin-top="0cm" fo:margin-bottom="0cm" table:align="margins" style:writing-mode="lr-tb"/>
    </style:style>
    <style:style style:name="Tabella2.A" style:family="table-column">
      <style:table-column-properties style:column-width="2.461cm" style:rel-column-width="9658*"/>
    </style:style>
    <style:style style:name="Tabella2.B" style:family="table-column">
      <style:table-column-properties style:column-width="7.25cm" style:rel-column-width="28457*"/>
    </style:style>
    <style:style style:name="Tabella2.C" style:family="table-column">
      <style:table-column-properties style:column-width="6.985cm" style:rel-column-width="27420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Roboto Slab" fo:font-size="13.5pt" style:font-name-asian="Times New Roman1" style:font-size-asian="13.5pt" style:language-asian="it" style:country-asian="IT" style:font-name-complex="Times New Roman1" style:font-size-complex="13.5pt"/>
    </style:style>
    <style:style style:name="P5" style:family="paragraph" style:parent-style-name="Standard" style:master-page-name="Standard">
      <style:paragraph-properties fo:margin-top="0.176cm" fo:margin-bottom="0.176cm" fo:line-height="100%" fo:text-align="justify" style:justify-single-word="false" style:page-number="auto" fo:keep-with-next="always"/>
      <style:text-properties fo:color="#000000" style:font-name="Bitter" fo:font-size="24pt" fo:font-weight="bold" style:letter-kerning="true" style:font-name-asian="Times New Roman1" style:font-size-asian="24pt" style:language-asian="it" style:country-asian="IT" style:font-weight-asian="bold" style:font-name-complex="Times New Roman1" style:font-size-complex="24pt" style:font-weight-complex="bold"/>
    </style:style>
    <style:style style:name="P6" style:family="paragraph" style:parent-style-name="Standard">
      <style:paragraph-properties fo:margin-top="0.176cm" fo:margin-bottom="0.176cm" fo:line-height="100%" fo:text-align="justify" style:justify-single-word="false" fo:keep-with-next="always"/>
      <style:text-properties fo:color="#000000" style:font-name="Bitter" fo:font-size="18pt" fo:font-weight="bold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P7" style:family="paragraph" style:parent-style-name="Heading_20_2">
      <style:paragraph-properties fo:text-align="justify" style:justify-single-word="false" fo:keep-with-next="always"/>
      <style:text-properties fo:color="#000000" style:font-name="Bitter"/>
    </style:style>
    <style:style style:name="P8" style:family="paragraph" style:parent-style-name="Heading_20_2">
      <style:paragraph-properties fo:text-align="justify" style:justify-single-word="false" fo:keep-with-next="always"/>
      <style:text-properties fo:color="#000000" style:font-name="Bitter" fo:font-size="12pt" style:font-size-asian="12pt" style:font-size-complex="12pt"/>
    </style:style>
    <style:style style:name="P9" style:family="paragraph" style:parent-style-name="Heading_20_2">
      <style:paragraph-properties fo:text-align="justify" style:justify-single-word="false" fo:keep-with-next="always"/>
      <style:text-properties fo:color="#000000" style:font-name="Roboto Slab" fo:font-size="13.5pt" style:font-name-asian="Times New Roman1" style:font-size-asian="13.5pt" style:language-asian="it" style:country-asian="IT" style:font-name-complex="Times New Roman1" style:font-size-complex="13.5pt"/>
    </style:style>
    <style:style style:name="P10" style:family="paragraph" style:parent-style-name="Heading_20_2">
      <style:paragraph-properties fo:margin-top="0.176cm" fo:margin-bottom="0cm" fo:line-height="100%" fo:text-align="justify" style:justify-single-word="false" fo:keep-with-next="always"/>
      <style:text-properties fo:color="#000000" style:font-name="Bitter" fo:font-size="12pt" style:font-size-asian="12pt" style:language-asian="en" style:country-asian="US" style:font-size-complex="12pt"/>
    </style:style>
    <style:style style:name="P11" style:family="paragraph" style:parent-style-name="Heading_20_2">
      <style:paragraph-properties fo:margin-top="0.176cm" fo:margin-bottom="0cm" fo:line-height="100%" fo:text-align="start" style:justify-single-word="false" fo:keep-with-next="always"/>
      <style:text-properties fo:color="#000000" style:font-name="Bitter" fo:font-size="12pt" style:font-size-asian="12pt" style:language-asian="en" style:country-asian="US" style:font-size-complex="12pt"/>
    </style:style>
    <style:style style:name="P12" style:family="paragraph" style:parent-style-name="Heading_20_2">
      <style:paragraph-properties fo:margin-top="0.176cm" fo:margin-bottom="0cm" fo:line-height="100%" fo:text-align="start" style:justify-single-word="false" fo:keep-with-next="always"/>
      <style:text-properties fo:color="#000000" style:font-name="Bitter" fo:font-size="12pt" fo:font-weight="normal" style:font-size-asian="12pt" style:language-asian="en" style:country-asian="US" style:font-weight-asian="normal" style:font-size-complex="12pt"/>
    </style:style>
    <style:style style:name="P13" style:family="paragraph" style:parent-style-name="Heading_20_2">
      <style:paragraph-properties fo:margin-top="0.176cm" fo:margin-bottom="0cm" fo:line-height="100%" fo:text-align="justify" style:justify-single-word="false" fo:keep-with-next="always"/>
      <style:text-properties fo:color="#000000" style:font-name="Bitter" style:language-asian="en" style:country-asian="US"/>
    </style:style>
    <style:style style:name="P14" style:family="paragraph" style:parent-style-name="Heading_20_2">
      <style:paragraph-properties fo:margin-top="0.176cm" fo:margin-bottom="0cm" fo:line-height="100%" fo:text-align="justify" style:justify-single-word="false" fo:keep-with-next="always"/>
      <style:text-properties fo:color="#000000" style:font-name="Bitter" fo:font-weight="normal" style:language-asian="en" style:country-asian="US" style:font-weight-asian="normal"/>
    </style:style>
    <style:style style:name="P15" style:family="paragraph" style:parent-style-name="Heading_20_2">
      <style:paragraph-properties fo:margin-top="0.176cm" fo:margin-bottom="0cm" fo:line-height="100%" fo:text-align="start" style:justify-single-word="false" fo:keep-with-next="always"/>
    </style:style>
    <style:style style:name="T1" style:family="text">
      <style:text-properties fo:color="#000000" style:font-name="Bitter" fo:font-size="20pt" fo:font-weight="bold" style:font-size-asian="20pt" style:font-weight-asian="bold" style:font-size-complex="20pt"/>
    </style:style>
    <style:style style:name="T2" style:family="text">
      <style:text-properties fo:color="#000000" style:font-name="Bitter" fo:font-size="12pt" style:font-size-asian="12pt" style:language-asian="en" style:country-asian="US" style:font-size-complex="12pt"/>
    </style:style>
    <style:style style:name="T3" style:family="text">
      <style:text-properties fo:color="#000000" style:font-name="Bitter" fo:font-size="12pt" fo:font-weight="normal" style:font-size-asian="12pt" style:language-asian="en" style:country-asian="US" style:font-weight-asian="normal" style:font-size-complex="12pt"/>
    </style:style>
    <style:style style:name="T4" style:family="text">
      <style:text-properties fo:color="#000000" style:font-name="Roboto Slab" fo:font-size="13.5pt" style:font-name-asian="Times New Roman1" style:font-size-asian="13.5pt" style:language-asian="it" style:country-asian="IT" style:font-name-complex="Times New Roman1" style:font-size-complex="13.5pt"/>
    </style:style>
    <style:style style:name="T5" style:family="text">
      <style:text-properties fo:color="#000000" style:font-name="Roboto Slab" fo:font-size="13.5pt" style:font-name-asian="Times New Roman1" style:font-size-asian="13.5pt" style:language-asian="it" style:country-asian="IT" style:font-name-complex="Times New Roman1" style:font-size-complex="13.5pt" style:font-weight-complex="bold"/>
    </style:style>
    <style:style style:name="T6" style:family="text">
      <style:text-properties fo:color="#000000" style:font-name="Roboto Slab" fo:font-size="13.5pt" fo:font-weight="bold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7" style:family="text">
      <style:text-properties fo:color="#000000" style:font-name="Wingdings" fo:font-size="12pt" fo:font-weight="normal" style:font-size-asian="12pt" style:language-asian="en" style:country-asian="US" style:font-weight-asian="normal" style:font-size-complex="12pt"/>
    </style:style>
    <style:style style:name="T8" style:family="text">
      <style:text-properties fo:font-weight="normal" style:font-weight-asian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Use Case: Giocare Manche + Scarta</text:h>
      <text:p text:style-name="P2"/>
      <text:h text:style-name="P6" text:outline-level="2">Scheda<text:bookmark text:name="_GoBack"/></text:h>
      <text:p text:style-name="P3"><text:span text:style-name="T6">Descrizione Breve:</text:span><text:span text:style-name="T4"> Il giocatore gioca una delle manche dedicate alla partita da lui scelta, per conquistare il titolo di vincitore.</text:span></text:p>
      <text:p text:style-name="P3"><text:span text:style-name="T6">Attori coinvolti</text:span><text:span text:style-name="T4">: Giocatore (Principale/Primario), Web Server (Secondario/Di supporto).</text:span></text:p>
      <text:p text:style-name="P3"><text:span text:style-name="T6">Includes: </text:span><text:span text:style-name="T5">Sotto-UC Scarta.</text:span></text:p>
      <text:p text:style-name="P3"><text:span text:style-name="T6">Precondizioni: </text:span><text:span text:style-name="T4">Il giocatore autenticato entra in una manche se altri N giocatori (il numero scelto dal creatore) si sono uniti a quella partita.</text:span></text:p>
      <text:p text:style-name="P3"><text:span text:style-name="T6">Postcondizioni</text:span><text:span text:style-name="T4">: C’è un vincitore della manche.</text:span></text:p>
      <text:p text:style-name="P4"/>
      <text:p text:style-name="P3"><text:span text:style-name="T1">Workflow e</text:span><text:span text:style-name="apple-converted-space"><text:span text:style-name="T1"> </text:span></text:span><text:span text:style-name="T1">Interazioni Utente / Sistema</text:span></text:p>
      <text:list xml:id="list4837066257346546861" text:style-name="Outline">
        <text:list-item>
          <text:list>
            <text:list-item>
              <text:h text:style-name="P7" text:outline-level="2"/>
            </text:list-item>
            <text:list-item>
              <text:h text:style-name="P8" text:outline-level="2"/>
            </text:list-item>
          </text:list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list xml:id="list35228505" text:continue-numbering="true" text:style-name="Outline">
              <text:list-item>
                <text:list>
                  <text:list-item>
                    <text:h text:style-name="P10" text:outline-level="2">#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8543" text:continue-numbering="true" text:style-name="Outline">
              <text:list-item>
                <text:list>
                  <text:list-item>
                    <text:h text:style-name="P10" text:outline-level="2">Attore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9049" text:continue-numbering="true" text:style-name="Outline">
              <text:list-item>
                <text:list>
                  <text:list-item>
                    <text:h text:style-name="P10" text:outline-level="2">Sistema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3864" text:continue-numbering="true" text:style-name="Outline">
              <text:list-item>
                <text:list>
                  <text:list-item>
                    <text:h text:style-name="P10" text:outline-level="2">Operazioni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35204547" text:continue-numbering="true" text:style-name="Outline">
              <text:list-item>
                <text:list>
                  <text:list-item>
                    <text:h text:style-name="P10" text:outline-level="2">A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6660" text:continue-numbering="true" text:style-name="Outline">
              <text:list-item>
                <text:list>
                  <text:list-item>
                    <text:h text:style-name="P15" text:outline-level="2"><text:span text:style-name="T2">[Snodo]:</text:span><text:span text:style-name="T3"> Il primo giocatore deve gestire la prima carta girata nel gioco, gli altri attendono invece il proprio turno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6245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4744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35225404" text:continue-numbering="true" text:style-name="Outline">
              <text:list-item>
                <text:list>
                  <text:list-item>
                    <text:h text:style-name="P10" text:outline-level="2">1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2045" text:continue-numbering="true" text:style-name="Outline">
              <text:list-item>
                <text:list>
                  <text:list-item>
                    <text:h text:style-name="P15" text:outline-level="2"><text:span text:style-name="T2">[Gestione prima carta]: </text:span><text:span text:style-name="T3">All’inizio del gioco si gira la prima carta per iniziare a giocare. [Il giocatore che gira la prima carta e in caso ne subisce l’effetto è il primo giocatore]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0128" text:continue-numbering="true" text:style-name="Outline">
              <text:list-item>
                <text:list>
                  <text:list-item>
                    <text:h text:style-name="P12" text:outline-level="2">Il sistema controlla la prima carta girata nel gioco e esegue il suo effetto(nel caso di carta azione) sul primo giocatore. 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0018" text:continue-numbering="true" text:style-name="Outline">
              <text:list-item>
                <text:list>
                  <text:list-item>
                    <text:h text:style-name="P15" text:outline-level="2"><text:span text:style-name="T3">FirstCard(NomeGiocatore) <text:s/></text:span><text:span text:style-name="T7"></text:span><text:span text:style-name="T3"> Return conferma operazione;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35213851" text:continue-numbering="true" text:style-name="Outline">
              <text:list-item>
                <text:list>
                  <text:list-item>
                    <text:h text:style-name="P10" text:outline-level="2">B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5560" text:continue-numbering="true" text:style-name="Outline">
              <text:list-item>
                <text:list>
                  <text:list-item>
                    <text:h text:style-name="P15" text:outline-level="2"><text:span text:style-name="T2">[Snodo]</text:span><text:span text:style-name="T3">: </text:span></text:h>
                  </text:list-item>
                  <text:list-item>
                    <text:h text:style-name="P12" text:outline-level="2">- Se non è il turno del giocatore, posso interrompere il turno altrui o essere vittima di una carta.</text:h>
                  </text:list-item>
                  <text:list-item>
                    <text:h text:style-name="P12" text:outline-level="2">- Se è il mio turno lo gioco.</text:h>
                  </text:list-item>
                  <text:list-item>
                    <text:h text:style-name="P12" text:outline-level="2">- Se mi sono stufato posso uscire dal gioco comunicandolo agli <text:soft-page-break/>altri.</text:h>
                  </text:list-item>
                  <text:list-item>
                    <text:h text:style-name="P15" text:outline-level="2"><text:span text:style-name="T3">-Se c’è un vincitore, vengo portato ai risultati </text:span><text:span text:style-name="T3">parziali della manche.</text:span></text:h>
                  </text:list-item>
                  <text:list-item>
                    <text:h text:style-name="P12" text:outline-level="2">N.B: è possibile uscire in qualsiasi momento dal gioco ma per farlo bisogna chiudere l’applicazione e non sarà possibile comunicarlo tempestivamente agli altri giocatori.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32665" text:continue-numbering="true" text:style-name="Outline">
              <text:list-item>
                <text:list>
                  <text:list-item>
                    <text:h text:style-name="P11" text:outline-level="2">--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4229" text:continue-numbering="true" text:style-name="Outline">
              <text:list-item>
                <text:list>
                  <text:list-item>
                    <text:h text:style-name="P11" text:outline-level="2">--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35201803" text:continue-numbering="true" text:style-name="Outline">
              <text:list-item>
                <text:list>
                  <text:list-item>
                    <text:h text:style-name="P10" text:outline-level="2">2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6599" text:continue-numbering="true" text:style-name="Outline">
              <text:list-item>
                <text:list>
                  <text:list-item>
                    <text:h text:style-name="P15" text:outline-level="2"><text:span text:style-name="T2">[Interrompo il Gioco]: </text:span><text:span text:style-name="T3">il giocatore può giocare una carta uguale a quella sul campo anche se non è il suo turno.</text:span><text:span text:style-name="T2"> </text:span><text:span text:style-name="T3">[Il giocatore proprietario del turno non deve ancora aver scartato la sua carta e la carta sul tavolo deve essere identica(Colore,Numero) a quella giocata dal giocatore.]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30485" text:continue-numbering="true" text:style-name="Outline">
              <text:list-item>
                <text:list>
                  <text:list-item>
                    <text:h text:style-name="P12" text:outline-level="2">Il sistema imposta il turno sul giocatore successivo a quello che ha interrotto il gioco girando una carta identica a quella sul tavolo. 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3428" text:continue-numbering="true" text:style-name="Outline">
              <text:list-item>
                <text:list>
                  <text:list-item>
                    <text:h text:style-name="P15" text:outline-level="2"><text:span text:style-name="T3">Interrompi(NomeGiocatore, CartaGiocata) </text:span><text:span text:style-name="T7"></text:span><text:span text:style-name="T3"> Return Conferma dell’oper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35231500" text:continue-numbering="true" text:style-name="Outline">
              <text:list-item>
                <text:list>
                  <text:list-item>
                    <text:h text:style-name="P10" text:outline-level="2">3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1479" text:continue-numbering="true" text:style-name="Outline">
              <text:list-item>
                <text:list>
                  <text:list-item>
                    <text:h text:style-name="P15" text:outline-level="2"><text:span text:style-name="T2">[Attesa]: </text:span><text:span text:style-name="T3">Il giocatore attende che sia il suo turno. Se gli arriva una carta può gestire la situazione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6818" text:continue-numbering="true" text:style-name="Outline">
              <text:list-item>
                <text:list>
                  <text:list-item>
                    <text:h text:style-name="P12" text:outline-level="2">Il sistema non fa nulla, attendendo che il giocatore con il possesso del turno passi.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5027" text:continue-numbering="true" text:style-name="Outline">
              <text:list-item>
                <text:list>
                  <text:list-item>
                    <text:h text:style-name="P15" text:outline-level="2"><text:span text:style-name="T3">Attesa() </text:span><text:span text:style-name="T7"></text:span><text:span text:style-name="T3"> Return conferma dell’ope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35232445" text:continue-numbering="true" text:style-name="Outline">
              <text:list-item>
                <text:list>
                  <text:list-item>
                    <text:h text:style-name="P10" text:outline-level="2">4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9059" text:continue-numbering="true" text:style-name="Outline">
              <text:list-item>
                <text:list>
                  <text:list-item>
                    <text:h text:style-name="P15" text:outline-level="2"><text:span text:style-name="T2">[Gestione carta]: </text:span><text:span text:style-name="T3">Il giocatore può ricevere delle carte. Ad esempio, se riceve un Jolly+4, potrebbe dire che si tratta di un bluff. [Il giocatore, per poter reagire, deve essere l’obbiettivo di una carta jolly]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0639" text:continue-numbering="true" text:style-name="Outline">
              <text:list-item>
                <text:list>
                  <text:list-item>
                    <text:h text:style-name="P12" text:outline-level="2">Il sistema attende che il giocatore dica qual è la sia scelta, e dopo di che constaterà se è giusta (e quindi il possessore del turno avrà una penalità) oppure sbagliata (e lui stesso avrà una penalità).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2274" text:continue-numbering="true" text:style-name="Outline">
              <text:list-item>
                <text:list>
                  <text:list-item>
                    <text:h text:style-name="P15" text:outline-level="2"><text:span text:style-name="T3">GestioneBluff() </text:span><text:span text:style-name="T7"></text:span><text:span text:style-name="T3"> Return conferma dell’oper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35227350" text:continue-numbering="true" text:style-name="Outline">
              <text:list-item>
                <text:list>
                  <text:list-item>
                    <text:h text:style-name="P10" text:outline-level="2">C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1255" text:continue-numbering="true" text:style-name="Outline">
              <text:list-item>
                <text:list>
                  <text:list-item>
                    <text:h text:style-name="P15" text:outline-level="2"><text:span text:style-name="T2">[Snodo]: </text:span><text:span text:style-name="T3">Il giocatore </text:span><text:soft-page-break/><text:span text:style-name="T3">gestisce il suo turno. Solo nel caso in cui venga interrotto da un altro giocatore è costretto a passare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30691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6294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35220983" text:continue-numbering="true" text:style-name="Outline">
              <text:list-item>
                <text:list>
                  <text:list-item>
                    <text:h text:style-name="P10" text:outline-level="2">5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31254" text:continue-numbering="true" text:style-name="Outline">
              <text:list-item>
                <text:list>
                  <text:list-item>
                    <text:h text:style-name="P15" text:outline-level="2"><text:span text:style-name="T2">[Pesca]: </text:span><text:span text:style-name="T3">Pesco una carta dal mazzo. [Se ho più </text:span><text:span text:style-name="T3">di 7 carte, devo scartarne una, vedi eccezioni.]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0708" text:continue-numbering="true" text:style-name="Outline">
              <text:list-item>
                <text:list>
                  <text:list-item>
                    <text:h text:style-name="P15" text:outline-level="2"><text:span text:style-name="T3">Il giocatore ha una carta in più e il sistema aggiornerà il </text:span><text:span text:style-name="T3">contatore delle carte mantenute da quel giocatore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5149" text:continue-numbering="true" text:style-name="Outline">
              <text:list-item>
                <text:list>
                  <text:list-item>
                    <text:h text:style-name="P15" text:outline-level="2"><text:span text:style-name="T3">Pesca(NomeGiocatore, NumeroCarteInMano</text:span><text:span text:style-name="T3">) </text:span><text:span text:style-name="T7"></text:span><text:span text:style-name="T3"> Return il numero di carte in mano dopo aver pescato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35223463" text:continue-numbering="true" text:style-name="Outline">
              <text:list-item>
                <text:list>
                  <text:list-item>
                    <text:h text:style-name="P10" text:outline-level="2">S1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6637" text:continue-numbering="true" text:style-name="Outline">
              <text:list-item>
                <text:list>
                  <text:list-item>
                    <text:h text:style-name="P11" text:outline-level="2">[Snodo]:<text:span text:style-name="T8"> Il giocatore decide la carta da scartare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1771" text:continue-numbering="true" text:style-name="Outline">
              <text:list-item>
                <text:list>
                  <text:list-item>
                    <text:h text:style-name="P15" text:outline-level="2"><text:span text:style-name="T3">--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9618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1" office:value-type="float" office:value="6">
            <text:list xml:id="list35220631" text:continue-numbering="true" text:style-name="Outline">
              <text:list-item>
                <text:list>
                  <text:list-item>
                    <text:h text:style-name="P10" text:outline-level="2">6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21740" text:continue-numbering="true" text:style-name="Outline">
              <text:list-item>
                <text:list>
                  <text:list-item>
                    <text:h text:style-name="P15" text:outline-level="2"><text:span text:style-name="T2">[Carta Numero]: </text:span><text:span text:style-name="T3">Il giocatore gioca una carta numero. [Il colore o il numero devono essere uguali alla carte in cima al mazzo.]</text:span>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10451" text:continue-numbering="true" text:style-name="Outline">
              <text:list-item>
                <text:list>
                  <text:list-item>
                    <text:h text:style-name="P12" text:outline-level="2">Il sistema mette la carta scartata dal giocatore in cima al mazzo e aggiorna il numero delle sue carte in mano.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13470" text:continue-numbering="true" text:style-name="Outline">
              <text:list-item>
                <text:list>
                  <text:list-item>
                    <text:h text:style-name="P15" text:outline-level="2"><text:span text:style-name="T3">NumberCard(Card) </text:span><text:span text:style-name="T7"></text:span><text:span text:style-name="T3"> Return Conferma dell’oper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1" office:value-type="float" office:value="7">
            <text:list xml:id="list35215399" text:continue-numbering="true" text:style-name="Outline">
              <text:list-item>
                <text:list>
                  <text:list-item>
                    <text:h text:style-name="P10" text:outline-level="2">7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08316" text:continue-numbering="true" text:style-name="Outline">
              <text:list-item>
                <text:list>
                  <text:list-item>
                    <text:h text:style-name="P15" text:outline-level="2"><text:span text:style-name="T2">[Carta Azione]: </text:span><text:span text:style-name="T3">Il giocatore gioca una carta azione. [Il colore della carta dev’essere uguale al colore della carta in cima al mazzo.]</text:span>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20386" text:continue-numbering="true" text:style-name="Outline">
              <text:list-item>
                <text:list>
                  <text:list-item>
                    <text:h text:style-name="P12" text:outline-level="2">Il sistema mette la carta scartata dal giocatore in cima al mazzo e, dopo aver aggiornato il numero delle sue carte in mano, applica l’effetto della carta.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01778" text:continue-numbering="true" text:style-name="Outline">
              <text:list-item>
                <text:list>
                  <text:list-item>
                    <text:h text:style-name="P15" text:outline-level="2"><text:span text:style-name="T3">ActionCard(Card) </text:span><text:span text:style-name="T7"></text:span><text:span text:style-name="T3"> Return conferma dell’oper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1" office:value-type="float" office:value="8">
            <text:list xml:id="list35218219" text:continue-numbering="true" text:style-name="Outline">
              <text:list-item>
                <text:list>
                  <text:list-item>
                    <text:h text:style-name="P10" text:outline-level="2">8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30389" text:continue-numbering="true" text:style-name="Outline">
              <text:list-item>
                <text:list>
                  <text:list-item>
                    <text:h text:style-name="P15" text:outline-level="2"><text:span text:style-name="T2">[Carta Jolly]: </text:span><text:span text:style-name="T3">Il giocatore gioca una carta Jolly.</text:span>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28524" text:continue-numbering="true" text:style-name="Outline">
              <text:list-item>
                <text:list>
                  <text:list-item>
                    <text:h text:style-name="P12" text:outline-level="2">Il sistema mette la carta scartata dal giocatore in cima al mazzo e, dopo aver aggiornato il numero delle sue carte in mano, applica l’effetto della carta.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10116" text:continue-numbering="true" text:style-name="Outline">
              <text:list-item>
                <text:list>
                  <text:list-item>
                    <text:h text:style-name="P15" text:outline-level="2"><text:span text:style-name="T3">JollyCard(Card) </text:span><text:span text:style-name="T7"></text:span><text:span text:style-name="T3"> Return conferma dell’oper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B11" office:value-type="string">
            <text:list xml:id="list35212272" text:continue-numbering="true" text:style-name="Outline">
              <text:list-item>
                <text:list>
                  <text:list-item>
                    <text:h text:style-name="P10" text:outline-level="2">S2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32322" text:continue-numbering="true" text:style-name="Outline">
              <text:list-item>
                <text:list>
                  <text:list-item>
                    <text:h text:style-name="P15" text:outline-level="2"><text:span text:style-name="T2">[Snodo]: </text:span><text:span text:style-name="T3">Il giocatore decide se scartare una carta Jolly <text:s/>o un jolly +4.</text:span>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12149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03734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B11" office:value-type="string">
            <text:list xml:id="list35233659" text:continue-numbering="true" text:style-name="Outline">
              <text:list-item>
                <text:list>
                  <text:list-item>
                    <text:h text:style-name="P10" text:outline-level="2">S3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28323" text:continue-numbering="true" text:style-name="Outline">
              <text:list-item>
                <text:list>
                  <text:list-item>
                    <text:h text:style-name="P15" text:outline-level="2"><text:span text:style-name="T2">[Snodo]: </text:span><text:span text:style-name="T3">Il giocatore, lanciando un jolly +4, decide se bluffare o meno.</text:span>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03477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05548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1" office:value-type="float" office:value="9">
            <text:list xml:id="list35231761" text:continue-numbering="true" text:style-name="Outline">
              <text:list-item>
                <text:list>
                  <text:list-item>
                    <text:h text:style-name="P10" text:outline-level="2">9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33943" text:continue-numbering="true" text:style-name="Outline">
              <text:list-item>
                <text:list>
                  <text:list-item>
                    <text:h text:style-name="P15" text:outline-level="2"><text:span text:style-name="T2">[Bluff]: </text:span><text:span text:style-name="T3">Il giocatore ha deciso di bluffare. [Il giocatore deve avere una carta colore uguale al colore della prima carta in </text:span><text:soft-page-break/><text:span text:style-name="T3">cima al mazzo e scartare comunque con jolly +4.]</text:span>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20705" text:continue-numbering="true" text:style-name="Outline">
              <text:list-item>
                <text:list>
                  <text:list-item>
                    <text:h text:style-name="P12" text:outline-level="2">Il sistema non esegue azioni (Se non quella del jolly +4)se il bluff non viene sventato.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12192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B11" office:value-type="string">
            <text:list xml:id="list35210492" text:continue-numbering="true" text:style-name="Outline">
              <text:list-item>
                <text:list>
                  <text:list-item>
                    <text:h text:style-name="P10" text:outline-level="2">S4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06865" text:continue-numbering="true" text:style-name="Outline">
              <text:list-item>
                <text:list>
                  <text:list-item>
                    <text:h text:style-name="P15" text:outline-level="2"><text:span text:style-name="T2">[Snodo]: </text:span><text:span text:style-name="T3">Il giocatore constata se il bluff è riuscito o meno.</text:span>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03976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26351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1" office:value-type="float" office:value="10">
            <text:list xml:id="list35217291" text:continue-numbering="true" text:style-name="Outline">
              <text:list-item>
                <text:list>
                  <text:list-item>
                    <text:h text:style-name="P10" text:outline-level="2">10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15090" text:continue-numbering="true" text:style-name="Outline">
              <text:list-item>
                <text:list>
                  <text:list-item>
                    <text:h text:style-name="P15" text:outline-level="2"><text:span text:style-name="T2">[Penalità]: </text:span><text:span text:style-name="T3">Il giocatore deve pescare due carte perché il suo tentativo di bluff è fallito.</text:span>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19450" text:continue-numbering="true" text:style-name="Outline">
              <text:list-item>
                <text:list>
                  <text:list-item>
                    <text:h text:style-name="P12" text:outline-level="2">Il giocatore deve pescare due carte dal mazzo come penalità e il sistema obbliga il giocatore a farlo, quindi aggiorna il numero di carte.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05718" text:continue-numbering="true" text:style-name="Outline">
              <text:list-item>
                <text:list>
                  <text:list-item>
                    <text:h text:style-name="P15" text:outline-level="2"><text:span text:style-name="T3">Penality(NomeGiocatore) </text:span><text:span text:style-name="T7"></text:span><text:span text:style-name="T3"> Return Conferma dell’oper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1" office:value-type="float" office:value="11">
            <text:list xml:id="list35221851" text:continue-numbering="true" text:style-name="Outline">
              <text:list-item>
                <text:list>
                  <text:list-item>
                    <text:h text:style-name="P10" text:outline-level="2">11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15033" text:continue-numbering="true" text:style-name="Outline">
              <text:list-item>
                <text:list>
                  <text:list-item>
                    <text:h text:style-name="P15" text:outline-level="2"><text:span text:style-name="T2">[Eseguo effetti della carta]: </text:span><text:span text:style-name="T3">La carta giocata dal giocatore ha un effetto che viene effettuato. [La carta di cui l’effetto viene eseguito deve essere azione o jolly].</text:span>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27984" text:continue-numbering="true" text:style-name="Outline">
              <text:list-item>
                <text:list>
                  <text:list-item>
                    <text:h text:style-name="P12" text:outline-level="2">Il Server non permette al giocatore possesso del turno di proseguire finchè tutti gli effetti delle carte che ha giocato non sono stati risolti.</text:h>
                  </text:list-item>
                </text:list>
              </text:list-item>
            </text:list>
          </table:table-cell>
          <table:table-cell table:style-name="Tabella1.B11" office:value-type="string">
            <text:list xml:id="list35204003" text:continue-numbering="true" text:style-name="Outline">
              <text:list-item>
                <text:list>
                  <text:list-item>
                    <text:h text:style-name="P15" text:outline-level="2"><text:span text:style-name="T3">Effect(Card) <text:s/></text:span><text:span text:style-name="T7"></text:span><text:span text:style-name="T3"> Ritorna Conferma dell’oper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35205076" text:continue-numbering="true" text:style-name="Outline">
              <text:list-item>
                <text:list>
                  <text:list-item>
                    <text:h text:style-name="P10" text:outline-level="2">D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4708" text:continue-numbering="true" text:style-name="Outline">
              <text:list-item>
                <text:list>
                  <text:list-item>
                    <text:h text:style-name="P15" text:outline-level="2"><text:span text:style-name="T2">[Snodo]: </text:span><text:span text:style-name="T3">Se ho pescato perché non ho potuto giocare nulla, e ho pescato una carta giocabile, posso decidere se giocarla o tenerla in mano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5864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9412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21" office:value-type="float" office:value="12">
            <text:list xml:id="list35205367" text:continue-numbering="true" text:style-name="Outline">
              <text:list-item>
                <text:list>
                  <text:list-item>
                    <text:h text:style-name="P10" text:outline-level="2">12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4538" text:continue-numbering="true" text:style-name="Outline">
              <text:list-item>
                <text:list>
                  <text:list-item>
                    <text:h text:style-name="P15" text:outline-level="2"><text:span text:style-name="T2">[Passa]: </text:span><text:span text:style-name="T3">Passo il turno al prossimo giocatore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9040" text:continue-numbering="true" text:style-name="Outline">
              <text:list-item>
                <text:list>
                  <text:list-item>
                    <text:h text:style-name="P12" text:outline-level="2">Il sistema controlla qual è il giocatore dopo quello attuale (in senso orario) e gli passa il turno.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8213" text:continue-numbering="true" text:style-name="Outline">
              <text:list-item>
                <text:list>
                  <text:list-item>
                    <text:h text:style-name="P15" text:outline-level="2"><text:span text:style-name="T3">PassaTurno() </text:span><text:span text:style-name="T7"></text:span><text:span text:style-name="T3"> Return Conferma Oper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35216728" text:continue-numbering="true" text:style-name="Outline">
              <text:list-item>
                <text:list>
                  <text:list-item>
                    <text:h text:style-name="P10" text:outline-level="2">E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4956" text:continue-numbering="true" text:style-name="Outline">
              <text:list-item>
                <text:list>
                  <text:list-item>
                    <text:h text:style-name="P15" text:outline-level="2"><text:span text:style-name="T2">[Snodo]: </text:span><text:span text:style-name="T3">Il giocatore gestisce il numero di carte che ha in mano: se ne ha una può esclamarlo, altrimenti passa il turno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8021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2600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35210086" text:continue-numbering="true" text:style-name="Outline">
              <text:list-item>
                <text:list>
                  <text:list-item>
                    <text:h text:style-name="P10" text:outline-level="2">F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6552" text:continue-numbering="true" text:style-name="Outline">
              <text:list-item>
                <text:list>
                  <text:list-item>
                    <text:h text:style-name="P15" text:outline-level="2"><text:span text:style-name="T2">[Snodo]: </text:span><text:span text:style-name="T3">Il giocatore esclama UNO! o viene penalizzato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6844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0053" text:continue-numbering="true" text:style-name="Outline">
              <text:list-item>
                <text:list>
                  <text:list-item>
                    <text:h text:style-name="P12" text:outline-level="2">--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21" office:value-type="float" office:value="13">
            <text:list xml:id="list35205106" text:continue-numbering="true" text:style-name="Outline">
              <text:list-item>
                <text:list>
                  <text:list-item>
                    <text:h text:style-name="P10" text:outline-level="2">13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0880" text:continue-numbering="true" text:style-name="Outline">
              <text:list-item>
                <text:list>
                  <text:list-item>
                    <text:h text:style-name="P15" text:outline-level="2"><text:span text:style-name="T2">[Uno]: </text:span><text:span text:style-name="T3">Esclamo UNO! [Devo avere una carta in mano.]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7745" text:continue-numbering="true" text:style-name="Outline">
              <text:list-item>
                <text:list>
                  <text:list-item>
                    <text:h text:style-name="P12" text:outline-level="2">Il sistema controlla che il giocatore abbia una carta e in quel caso manda un avviso di allerta agli altri giocatori.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1701" text:continue-numbering="true" text:style-name="Outline">
              <text:list-item>
                <text:list>
                  <text:list-item>
                    <text:h text:style-name="P15" text:outline-level="2"><text:span text:style-name="T3">OneCart(NomeGiocatore) </text:span><text:span text:style-name="T7"></text:span><text:span text:style-name="T3"> Return Conferma dell’operazione.</text:span></text:h>
                  </text:list-item>
                </text:list>
              </text:list-item>
            </text:list>
          </table:table-cell>
        </table:table-row>
        <text:soft-page-break/>
        <table:table-row table:style-name="Tabella1.1">
          <table:table-cell table:style-name="Tabella1.A21" office:value-type="float" office:value="14">
            <text:list xml:id="list35205104" text:continue-numbering="true" text:style-name="Outline">
              <text:list-item>
                <text:list>
                  <text:list-item>
                    <text:h text:style-name="P10" text:outline-level="2">14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7660" text:continue-numbering="true" text:style-name="Outline">
              <text:list-item>
                <text:list>
                  <text:list-item>
                    <text:h text:style-name="P15" text:outline-level="2"><text:span text:style-name="T2">[Penalità]: </text:span><text:span text:style-name="T3">Il giocatore deve pescare due carte per la mancata esclamazione di UNO!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5118" text:continue-numbering="true" text:style-name="Outline">
              <text:list-item>
                <text:list>
                  <text:list-item>
                    <text:h text:style-name="P12" text:outline-level="2">Il giocatore deve pescare due carte dal mazzo come penalità e il sistema obbliga il giocatore a farlo e aggiorna il numero di carte.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7945" text:continue-numbering="true" text:style-name="Outline">
              <text:list-item>
                <text:list>
                  <text:list-item>
                    <text:h text:style-name="P15" text:outline-level="2"><text:span text:style-name="T3">Penality(NomeGiocatore) </text:span><text:span text:style-name="T7"></text:span><text:span text:style-name="T3"> Return Conferma dell’oper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21" office:value-type="float" office:value="15">
            <text:list xml:id="list35217272" text:continue-numbering="true" text:style-name="Outline">
              <text:list-item>
                <text:list>
                  <text:list-item>
                    <text:h text:style-name="P10" text:outline-level="2">15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32027" text:continue-numbering="true" text:style-name="Outline">
              <text:list-item>
                <text:list>
                  <text:list-item>
                    <text:h text:style-name="P15" text:outline-level="2"><text:span text:style-name="T2">[Esco dal Gioco]: </text:span><text:span text:style-name="T3">Il giocatore può uscire dal gioco dopo aver comunicato a tutti gli altri giocatori di uscire. [Uscire comunicandolo a tutti può essere fatto solo </text:span><text:span text:style-name="T3">prima di iniziare il turno, ma si può uscire in qualsiasi momento chiudendo l’applicazione.]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9150" text:continue-numbering="true" text:style-name="Outline">
              <text:list-item>
                <text:list>
                  <text:list-item>
                    <text:h text:style-name="P15" text:outline-level="2"><text:span text:style-name="T3">Il sistema manda un messaggio a tutti i giocatori che uno di loro abbandonerà il gioco e la sua classifica verrà aggiornata come se avesse perso. Il giocatore che esce viene riportato nella stanza che </text:span><text:span text:style-name="T3">conteneva la partita abbandonata (In cui stava giocando la manche)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8880" text:continue-numbering="true" text:style-name="Outline">
              <text:list-item>
                <text:list>
                  <text:list-item>
                    <text:h text:style-name="P15" text:outline-level="2"><text:span text:style-name="T3">ExitGame(NomeGiocatore, Accettazione) </text:span><text:span text:style-name="T7"></text:span><text:span text:style-name="T3"> Return conferma oper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21" office:value-type="float" office:value="16">
            <text:list xml:id="list35203601" text:continue-numbering="true" text:style-name="Outline">
              <text:list-item>
                <text:list>
                  <text:list-item>
                    <text:h text:style-name="P10" text:outline-level="2">16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0976" text:continue-numbering="true" text:style-name="Outline">
              <text:list-item>
                <text:list>
                  <text:list-item>
                    <text:h text:style-name="P15" text:outline-level="2"><text:span text:style-name="T2">[Hai vinto]: </text:span><text:span text:style-name="T3">Il giocatore ha vinto la manche. [Devo avere 0 carte in mano.]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3778" text:continue-numbering="true" text:style-name="Outline">
              <text:list-item>
                <text:list>
                  <text:list-item>
                    <text:h text:style-name="P12" text:outline-level="2">Il sistema calcola i punti per la classifica, la aggiorna, ed elimina la partita o inizia una nuova manche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05593" text:continue-numbering="true" text:style-name="Outline">
              <text:list-item>
                <text:list>
                  <text:list-item>
                    <text:h text:style-name="P15" text:outline-level="2"><text:span text:style-name="T3">Winner(NomeGiocatore, NumeroCarteInMano) </text:span><text:span text:style-name="T7"></text:span><text:span text:style-name="T3"> Return classifica del giocatore;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21" office:value-type="float" office:value="17">
            <text:list xml:id="list35217457" text:continue-numbering="true" text:style-name="Outline">
              <text:list-item>
                <text:list>
                  <text:list-item>
                    <text:h text:style-name="P10" text:outline-level="2">17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14766" text:continue-numbering="true" text:style-name="Outline">
              <text:list-item>
                <text:list>
                  <text:list-item>
                    <text:h text:style-name="P15" text:outline-level="2"><text:span text:style-name="T2">[Risultati Manche]: </text:span><text:span text:style-name="T3">Dopo aver decretato il vincitore, tutti i giocatori possono visualizzare i risultati della manche, prima di procedere alla prossima oppure andare alla classifica del partita. [Per poterli visualizzare ci dev’essere un vincitore della manche.]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1688" text:continue-numbering="true" text:style-name="Outline">
              <text:list-item>
                <text:list>
                  <text:list-item>
                    <text:h text:style-name="P12" text:outline-level="2">Il sistema restituisce i punteggi dei giocatori relativi a quella manche e un punteggio aggiornato con le manche precedenti (se esistenti). Tutti i giocatori, dopo aver decretato il vincitore, sono portati in questa schermata.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35223113" text:continue-numbering="true" text:style-name="Outline">
              <text:list-item>
                <text:list>
                  <text:list-item>
                    <text:h text:style-name="P15" text:outline-level="2"><text:span text:style-name="T3">ResultManche() </text:span><text:span text:style-name="T7"></text:span><text:span text:style-name="T3"> Return i punteggi della manche.</text:span></text:h>
                  </text:list-item>
                </text:list>
              </text:list-item>
            </text:list>
          </table:table-cell>
        </table:table-row>
      </table:table>
      <text:list xml:id="list35210747" text:continue-numbering="true" text:style-name="Outline">
        <text:list-item>
          <text:list>
            <text:list-item>
              <text:h text:style-name="P8" text:outline-level="2"/>
            </text:list-item>
            <text:list-item>
              <text:h text:style-name="P7" text:outline-level="2">Eccezioni</text:h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list xml:id="list35211367" text:continue-numbering="true" text:style-name="Outline">
              <text:list-item>
                <text:list>
                  <text:list-item>
                    <text:h text:style-name="P13" text:outline-level="2">Rif.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35222671" text:continue-numbering="true" text:style-name="Outline">
              <text:list-item>
                <text:list>
                  <text:list-item>
                    <text:h text:style-name="P13" text:outline-level="2">Causa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35225093" text:continue-numbering="true" text:style-name="Outline">
              <text:list-item>
                <text:list>
                  <text:list-item>
                    <text:h text:style-name="P13" text:outline-level="2">Effetto (Sistema)</text:h>
                  </text:list-item>
                </text:list>
              </text:list-item>
            </text:list>
          </table:table-cell>
        </table:table-row>
        <table:table-row table:style-name="Tabella2.1">
          <table:table-cell table:style-name="Tabella2.A1" office:value-type="string">
            <text:list xml:id="list35225425" text:continue-numbering="true" text:style-name="Outline">
              <text:list-item>
                <text:list>
                  <text:list-item>
                    <text:h text:style-name="P14" text:outline-level="2">#3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35228690" text:continue-numbering="true" text:style-name="Outline">
              <text:list-item>
                <text:list>
                  <text:list-item>
                    <text:h text:style-name="P15" text:outline-level="2"><text:span text:style-name="T2">Ho più di 7 carte in mano: </text:span><text:span text:style-name="T3">Il giocatore deve scartare una carta prima di poter iniziare il proprio turno.</text:span>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35206866" text:continue-numbering="true" text:style-name="Outline">
              <text:list-item>
                <text:list>
                  <text:list-item>
                    <text:h text:style-name="P12" text:outline-level="2">Il sistema attende che il giocatore scelga la carta da scartare. Successivamente, procede a far giocare il turno al giocatore.</text:h>
                  </text:list-item>
                </text:list>
              </text:list-item>
            </text:list>
          </table:table-cell>
        </table:table-row>
        <text:soft-page-break/>
        <table:table-row table:style-name="Tabella2.1">
          <table:table-cell table:style-name="Tabella2.A1" office:value-type="string">
            <text:list xml:id="list35224247" text:continue-numbering="true" text:style-name="Outline">
              <text:list-item>
                <text:list>
                  <text:list-item>
                    <text:h text:style-name="P14" text:outline-level="2">#15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35224844" text:continue-numbering="true" text:style-name="Outline">
              <text:list-item>
                <text:list>
                  <text:list-item>
                    <text:h text:style-name="P15" text:outline-level="2"><text:span text:style-name="T2">Un giocatore abbandona la partita senza avvisare: </text:span><text:span text:style-name="T3">Il giocatore potrebbe togliere la corrente al PC o spegnerlo. In questo caso nessuno verrà avvisato ma il giocatore uscirà dalla partita. </text:span>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35224751" text:continue-numbering="true" text:style-name="Outline">
              <text:list-item>
                <text:list>
                  <text:list-item>
                    <text:h text:style-name="P12" text:outline-level="2">Il sistema considera quel giocatore come perdente ed egli non potrà rientrare in quella partita fino al termine di tutte le manche.</text:h>
                  </text:list-item>
                </text:list>
              </text:list-item>
            </text:list>
          </table:table-cell>
        </table:table-row>
      </table:table>
      <text:list xml:id="list35215311" text:continue-numbering="true" text:style-name="Outline">
        <text:list-item>
          <text:list>
            <text:list-item>
              <text:h text:style-name="P9" text:outline-level="2"/>
            </text:list-item>
          </text:list>
        </text:list-item>
      </text:list>
      <text:p text:style-name="P3"/>
      <text:p text:style-name="Standard"/>
      <text:list xml:id="list35204742" text:continue-numbering="true" text:style-name="Outline">
        <text:list-item>
          <text:list>
            <text:list-item>
              <text:h text:style-name="P7" text:outline-level="2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Bitter" svg:font-family="Bitter" style:font-family-generic="roman" style:font-pitch="variable"/>
    <style:font-face style:name="Calibri" svg:font-family="Calibri" style:font-family-generic="roman" style:font-pitch="variable"/>
    <style:font-face style:name="Roboto Slab" svg:font-family="'Roboto Slab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 fo:line-height="100%"/>
      <style:text-properties style:font-name="Times New Roman" fo:font-size="18pt" fo:font-weight="bold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c16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olo_20_2_20_Carattere" style:display-name="Titolo 2 Carattere" style:family="text" style:parent-style-name="Default_20_Paragraph_20_Font">
      <style:text-properties style:font-name="Times New Roman" fo:font-size="18pt" fo:font-weight="bold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apple-converted-space" style:family="text" style:parent-style-name="Default_20_Paragraph_20_Fon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Mateusz Lubiejewski, Joana Minja <text:s/>- <text:s/>Progetto UnoXTutt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eo Marsala</meta:initial-creator>
    <meta:editing-cycles>56</meta:editing-cycles>
    <meta:creation-date>2016-03-21T15:43:00</meta:creation-date>
    <dc:date>2017-06-08T15:03:06.07</dc:date>
    <meta:editing-duration>PT39M8S</meta:editing-duration>
    <meta:generator>OpenOffice/4.1.2$Win32 OpenOffice.org_project/412m3$Build-9782</meta:generator>
    <meta:document-statistic meta:table-count="2" meta:image-count="0" meta:object-count="0" meta:page-count="6" meta:paragraph-count="136" meta:word-count="1345" meta:character-count="82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